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taxHandl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xHandler.newNamespac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x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taxHandler.startElement( String uri , String localName , String q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taxHandl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xHandler.startDTD( String name , @ Nullable String publicId , String sys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StaxHandler.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taxHandl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taxHandler.ignorableWhitespace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taxHandler.comment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taxHandler.isNamespaceDeclaration( QName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taxHandler.removeAllNamespac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xHand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taxHandl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tax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taxHandl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tax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taxHandl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taxHandler.removeNamespac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xHandler.currentNamespac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xHandler.endElement( String 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tax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xHandler.toQName( String namespaceUri ,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